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000000020000B23870CCBCD548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d0b43" officeooo:paragraph-rsid="001d0b43"/>
    </style:style>
    <style:style style:name="P2" style:family="paragraph" style:parent-style-name="Standard">
      <style:paragraph-properties fo:text-align="start" style:justify-single-word="false"/>
      <style:text-properties officeooo:paragraph-rsid="001d0b43"/>
    </style:style>
    <style:style style:name="T1" style:family="text">
      <style:text-properties officeooo:rsid="001d0b43"/>
    </style:style>
    <style:style style:name="T2" style:family="text">
      <style:text-properties officeooo:rsid="001ded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TEXTO </text:span><text:span text:style-name="T2">NORMAL</text:span><text:span text:style-name="T1">. Este texto solo aparece en la primera página del document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Paper_20_Crumpled" draw:display-name="Paper Crumpled" xlink:href="Pictures/10000000000002000000020000B23870CCBCD548.jpg" xlink:type="simple" xlink:show="embed" xlink:actuate="onLoad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9mm" style:type="center"/>
          <style:tab-stop style:position="118.02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9mm" style:type="center"/>
          <style:tab-stop style:position="118.02m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text-properties officeooo:rsid="001d0b43" officeooo:paragraph-rsid="001d0b43"/>
    </style:style>
    <style:page-layout style:name="Mpm1">
      <style:page-layout-properties fo:page-width="148.01mm" fo:page-height="210.01mm" style:num-format="1" style:print-orientation="portrait" fo:margin-top="14.99mm" fo:margin-bottom="14.99mm" fo:margin-left="14.99mm" fo:margin-right="14.99mm" fo:background-color="transparent" style:writing-mode="lr-tb" draw:fill="bitmap" draw:fill-image-name="Paper_20_Crumpled" draw:opacity="50%" draw:fill-image-width="0mm" draw:fill-image-height="0mm" style:repeat="repeat" draw:fill-image-ref-point-x="0%" draw:fill-image-ref-point-y="0%" draw:fill-image-ref-point="center" draw:tile-repeat-offset="0% vertical" style:footnote-max-height="0mm">
        <style:background-image xlink:href="Pictures/10000000000002000000020000B23870CCBCD548.jpg" xlink:type="simple" xlink:actuate="onLoad"/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9.98mm" fo:margin-left="0mm" fo:margin-right="0mm" fo:margin-bottom="4.99mm" fo:background-color="transparent" style:dynamic-spacing="false" draw:fill="none"/>
      </style:header-style>
      <style:footer-style/>
    </style:page-layout>
    <style:style style:name="Mdp1" style:family="drawing-page">
      <style:drawing-page-properties draw:fill="bitmap" draw:fill-image-name="Paper_20_Crumpled" draw:opacity="50%" draw:fill-image-width="0mm" draw:fill-image-height="0mm" style:repeat="repeat" draw:fill-image-ref-point-x="0%" draw:fill-image-ref-point-y="0%" draw:fill-image-ref-point="center" draw:tile-repeat-offset="0% vertical" draw:background-size="full"/>
    </style:style>
  </office:automatic-styles>
  <office:master-styles>
    <style:master-page style:name="Standard" style:page-layout-name="Mpm1" draw:style-name="Mdp1">
      <style:header>
        <text:p text:style-name="MP1">CABECERA. Este texto aparece en todas las páginas del documento.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20T11:02:18.327000000</meta:creation-date>
    <dc:date>2020-12-20T11:42:24.435000000</dc:date>
    <meta:editing-duration>PT40M4S</meta:editing-duration>
    <meta:editing-cycles>4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" meta:word-count="22" meta:character-count="137" meta:non-whitespace-character-count="117"/>
  </office:meta>
</office:document-meta>
</file>